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6C7313CC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zi" svg:font-family="Amizi" style:font-family-generic="moder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Kalam" svg:font-family="Kala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xa Extra Light" svg:font-family="'Nexa Extra Light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exa Extra Light"/>
    </style:style>
    <style:style style:name="P2" style:family="paragraph" style:parent-style-name="Standard">
      <style:paragraph-properties fo:text-align="center" style:justify-single-word="false"/>
      <style:text-properties style:font-name="Nexa Extra Light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exa Extra Light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Nexa Extra Light" fo:font-size="6pt" officeooo:paragraph-rsid="00217780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Nexa Extra Light" fo:font-size="6pt" fo:font-weight="normal" officeooo:paragraph-rsid="00217780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mizi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mizi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mizi" fo:font-size="7.5pt" fo:font-weight="normal" style:font-size-asian="7.5pt" style:font-weight-asian="normal" style:font-size-complex="7.5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mizi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mizi" fo:font-size="6pt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miz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mizi" fo:font-size="6pt" style:font-size-asian="6pt" style:font-size-complex="6pt"/>
    </style:style>
    <style:style style:name="P15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Amizi" fo:font-size="8pt" style:font-size-asian="8pt" style:font-size-complex="8pt"/>
    </style:style>
    <style:style style:name="P16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mizi" fo:font-size="8pt" style:font-size-asian="8pt" style:font-size-complex="8pt"/>
    </style:style>
    <style:style style:name="P17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.0402in" fo:margin-bottom="0in" style:contextual-spacing="true" fo:text-align="center" style:justify-single-word="false"/>
      <style:text-properties style:font-name="Amizi" fo:font-size="7pt" fo:font-weight="normal" officeooo:paragraph-rsid="0024fb30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top="0in" fo:margin-bottom="0in" style:contextual-spacing="true" fo:text-align="center" style:justify-single-word="false"/>
      <style:text-properties style:font-name="Amizi" fo:font-size="7pt" fo:font-weight="normal" officeooo:paragraph-rsid="0024fb30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mizi" fo:font-size="7pt" style:font-size-asian="7pt" style:font-size-complex="7pt"/>
    </style:style>
    <style:style style:name="P21" style:family="paragraph" style:parent-style-name="Standard">
      <style:paragraph-properties fo:margin-top="0.1583in" fo:margin-bottom="0.1583in" style:contextual-spacing="false" fo:text-align="center" style:justify-single-word="false"/>
      <style:text-properties style:font-name="Amizi" fo:font-size="7pt" style:font-size-asian="7pt" style:font-size-complex="7pt"/>
    </style:style>
    <style:style style:name="P22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Amizi" fo:font-size="8.5pt" style:font-size-asian="8.5pt" style:font-size-complex="8.5pt"/>
    </style:style>
    <style:style style:name="P2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mizi" fo:font-size="8.5pt" style:font-size-asian="8.5pt" style:font-size-complex="8.5pt"/>
    </style:style>
    <style:style style:name="P24" style:family="paragraph" style:parent-style-name="Standard">
      <style:paragraph-properties fo:margin-top="0.1189in" fo:margin-bottom="0.1189in" style:contextual-spacing="false" fo:text-align="center" style:justify-single-word="false"/>
      <style:text-properties style:font-name="Amizi" fo:font-size="11pt" style:font-size-asian="11pt" style:font-size-complex="11pt"/>
    </style:style>
    <style:style style:name="P25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Amizi" fo:font-size="7.5pt" style:font-size-asian="7.5pt" style:font-size-complex="7.5pt"/>
    </style:style>
    <style:style style:name="P26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Kalam" fo:font-size="7pt" style:font-size-asian="7pt" style:font-size-complex="7pt"/>
    </style:style>
    <style:style style:name="P27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Kalam" fo:font-size="7pt" style:font-size-asian="7pt" style:font-size-complex="7pt"/>
    </style:style>
    <style:style style:name="P28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Kalam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Kalam" fo:font-size="8pt" fo:font-weight="normal" officeooo:paragraph-rsid="0026c528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style:font-name="Kalam" fo:font-size="8pt" fo:font-weight="normal" officeooo:paragraph-rsid="0026c528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.0598in" fo:margin-bottom="0in" style:contextual-spacing="false" fo:text-align="center" style:justify-single-word="false"/>
      <style:text-properties style:font-name="Kalam" fo:font-size="8pt" style:font-size-asian="8pt" style:font-size-complex="8pt"/>
    </style:style>
    <style:style style:name="P32" style:family="paragraph" style:parent-style-name="Standard">
      <style:paragraph-properties fo:margin-top="0.0598in" fo:margin-bottom="0in" style:contextual-spacing="false" fo:text-align="center" style:justify-single-word="false" style:writing-mode="lr-tb"/>
      <style:text-properties style:font-name="Kalam" fo:font-size="8pt" style:font-size-asian="8pt" style:font-size-complex="8pt"/>
    </style:style>
    <style:style style:name="P3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Kalam" fo:font-size="8pt" style:font-size-asian="8pt" style:font-size-complex="8pt"/>
    </style:style>
    <style:style style:name="P34" style:family="paragraph" style:parent-style-name="Standard">
      <style:paragraph-properties fo:margin-top="0.1189in" fo:margin-bottom="0.1189in" style:contextual-spacing="false" fo:text-align="center" style:justify-single-word="false"/>
      <style:text-properties style:font-name="Kalam" fo:font-size="8pt" style:font-size-asian="8pt" style:font-size-complex="8pt"/>
    </style:style>
    <style:style style:name="P35" style:family="paragraph" style:parent-style-name="Standard">
      <style:paragraph-properties fo:margin-top="0.1583in" fo:margin-bottom="0.1583in" style:contextual-spacing="false" fo:text-align="center" style:justify-single-word="false"/>
      <style:text-properties style:font-name="Kalam" fo:font-size="8pt" style:font-size-asian="8pt" style:font-size-complex="8pt"/>
    </style:style>
    <style:style style:name="P36" style:family="paragraph" style:parent-style-name="Standard">
      <style:paragraph-properties fo:margin-top="0.1591in" fo:margin-bottom="0.1189in" style:contextual-spacing="false" fo:text-align="center" style:justify-single-word="false"/>
      <style:text-properties style:font-name="Kalam" fo:font-size="8pt" style:font-size-asian="8pt" style:font-size-complex="8pt"/>
    </style:style>
    <style:style style:name="P37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Kalam" fo:font-size="7.5pt" officeooo:paragraph-rsid="001f7c5d" style:font-size-asian="7.5pt" style:font-size-complex="7.5pt"/>
    </style:style>
    <style:style style:name="P38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Kalam" fo:font-size="7.5pt" style:font-size-asian="7.5pt" style:font-size-complex="7.5pt"/>
    </style:style>
    <style:style style:name="P39" style:family="paragraph" style:parent-style-name="Standard">
      <style:paragraph-properties fo:margin-top="0.0598in" fo:margin-bottom="0in" style:contextual-spacing="false" fo:text-align="center" style:justify-single-word="false"/>
    </style:style>
    <style:style style:name="P40" style:family="paragraph" style:parent-style-name="Standard">
      <style:paragraph-properties fo:margin-top="0.0791in" fo:margin-bottom="0.0791in" style:contextual-spacing="false" fo:text-align="center" style:justify-single-word="false"/>
    </style:style>
    <style:style style:name="P41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7pt" style:font-size-asian="7pt" style:font-size-complex="7pt"/>
    </style:style>
    <style:style style:name="P43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6.5pt" style:font-size-asian="6.5pt" style:font-size-complex="6.5pt"/>
    </style:style>
    <style:style style:name="P44" style:family="paragraph" style:parent-style-name="Standard">
      <style:paragraph-properties fo:margin-top="0.1583in" fo:margin-bottom="0.1583in" style:contextual-spacing="false" fo:text-align="center" style:justify-single-word="false"/>
      <style:text-properties style:font-name="Nexa Extra Light" fo:font-size="6.5pt" style:font-size-asian="6.5pt" style:font-size-complex="6.5pt"/>
    </style:style>
    <style:style style:name="P45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6pt" style:font-size-asian="6pt" style:font-size-complex="6pt"/>
    </style:style>
    <style:style style:name="P46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7.5pt" style:font-size-asian="7.5pt" style:font-size-complex="7.5pt"/>
    </style:style>
    <style:style style:name="P47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Nexa Extra Light" fo:font-size="5.5pt" style:font-size-asian="5.5pt" style:font-size-complex="5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93c" style:font-weight-asian="normal" style:font-weight-complex="normal"/>
    </style:style>
    <style:style style:name="T3" style:family="text">
      <style:text-properties fo:font-weight="normal" officeooo:rsid="0026c528" style:font-weight-asian="normal" style:font-weight-complex="normal"/>
    </style:style>
    <style:style style:name="T4" style:family="text">
      <style:text-properties fo:font-weight="normal" officeooo:rsid="001f7c5d" style:font-weight-asian="normal" style:font-weight-complex="normal"/>
    </style:style>
    <style:style style:name="T5" style:family="text">
      <style:text-properties fo:font-weight="normal" officeooo:rsid="0027a9c8" style:font-weight-asian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mizi"/>
    </style:style>
    <style:style style:name="T9" style:family="text">
      <style:text-properties style:font-name="Amizi" fo:font-size="7.5pt" style:font-size-asian="7.5pt" style:font-size-complex="7.5pt"/>
    </style:style>
    <style:style style:name="T10" style:family="text">
      <style:text-properties style:font-name="Amizi" fo:font-size="4pt" style:font-size-asian="4pt" style:font-size-complex="4pt"/>
    </style:style>
    <style:style style:name="T11" style:family="text">
      <style:text-properties style:font-name="Amizi" fo:font-size="4pt" fo:font-weight="bold" style:font-size-asian="4pt" style:font-weight-asian="bold" style:font-size-complex="4pt" style:font-weight-complex="bold"/>
    </style:style>
    <style:style style:name="T12" style:family="text">
      <style:text-properties style:font-name="Amizi" fo:font-size="7pt" fo:font-weight="bold" style:font-size-asian="7pt" style:font-weight-asian="bold" style:font-size-complex="7pt" style:font-weight-complex="bold"/>
    </style:style>
    <style:style style:name="T13" style:family="text">
      <style:text-properties style:font-name="Amizi" fo:font-size="7pt" fo:font-weight="bold" officeooo:rsid="00217780" style:font-size-asian="7pt" style:font-weight-asian="bold" style:font-size-complex="7pt" style:font-weight-complex="bold"/>
    </style:style>
    <style:style style:name="T14" style:family="text">
      <style:text-properties style:font-name="Amizi" fo:font-size="8pt" style:font-size-asian="8pt" style:font-size-complex="8pt"/>
    </style:style>
    <style:style style:name="T15" style:family="text">
      <style:text-properties style:font-name="Amizi" fo:font-size="8.5pt" style:font-size-asian="8.5pt" style:font-size-complex="8.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7pt" officeooo:rsid="001f193c" style:font-size-asian="7pt" style:font-size-complex="7pt"/>
    </style:style>
    <style:style style:name="T18" style:family="text">
      <style:text-properties fo:font-size="7pt" fo:font-weight="normal" style:font-size-asian="7pt" style:font-weight-asian="normal" style:font-size-complex="7pt" style:font-weight-complex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1f193c"/>
    </style:style>
    <style:style style:name="T21" style:family="text">
      <style:text-properties style:font-name="Nexa Extra Light" fo:font-size="7pt" fo:font-weight="normal" style:font-size-asian="7pt" style:font-weight-asian="normal" style:font-size-complex="7pt" style:font-weight-complex="normal"/>
    </style:style>
    <style:style style:name="T22" style:family="text">
      <style:text-properties officeooo:rsid="001f7c5d"/>
    </style:style>
    <style:style style:name="T23" style:family="text">
      <style:text-properties style:use-window-font-color="true" loext:opacity="0%" style:font-name="Kalam" fo:font-size="7pt" fo:font-weight="normal" officeooo:rsid="00217780" style:font-size-asian="7pt" style:font-weight-asian="normal" style:font-size-complex="7pt" style:font-weight-complex="normal"/>
    </style:style>
    <style:style style:name="T24" style:family="text">
      <style:text-properties style:use-window-font-color="true" loext:opacity="0%" style:font-name="Kalam" fo:font-weight="normal" officeooo:rsid="00217780" style:font-weight-asian="normal" style:font-weight-complex="normal"/>
    </style:style>
    <style:style style:name="T25" style:family="text">
      <style:text-properties style:font-name="Kalam"/>
    </style:style>
    <style:style style:name="T26" style:family="text">
      <style:text-properties style:font-name="Kalam" fo:font-size="7pt" fo:font-weight="bold" style:font-size-asian="7pt" style:font-weight-asian="bold" style:font-size-complex="7pt" style:font-weight-complex="bold"/>
    </style:style>
    <style:style style:name="T27" style:family="text">
      <style:text-properties style:font-name="Kalam" fo:font-size="7pt" fo:font-weight="bold" officeooo:rsid="00217780" style:font-size-asian="7pt" style:font-weight-asian="bold" style:font-size-complex="7pt" style:font-weight-complex="bold"/>
    </style:style>
    <style:style style:name="T28" style:family="text">
      <style:text-properties style:font-name="Kalam" fo:font-size="7pt" fo:font-weight="normal" style:font-size-asian="7pt" style:font-weight-asian="normal" style:font-size-complex="7pt" style:font-weight-complex="normal"/>
    </style:style>
    <style:style style:name="T29" style:family="text">
      <style:text-properties style:font-name="Kalam" fo:font-size="7pt" fo:font-weight="normal" officeooo:rsid="001f193c" style:font-size-asian="7pt" style:font-weight-asian="normal" style:font-size-complex="7pt" style:font-weight-complex="normal"/>
    </style:style>
    <style:style style:name="T30" style:family="text">
      <style:text-properties style:font-name="Kalam" fo:font-size="8pt" style:font-size-asian="8pt" style:font-size-complex="8pt"/>
    </style:style>
    <style:style style:name="T31" style:family="text">
      <style:text-properties style:font-name="Kalam" fo:font-size="8pt" fo:font-weight="normal" style:font-size-asian="8pt" style:font-weight-asian="normal" style:font-size-complex="8pt" style:font-weight-complex="normal"/>
    </style:style>
    <style:style style:name="T32" style:family="text">
      <style:text-properties style:font-name="Kalam" fo:font-size="8pt" fo:font-weight="normal" officeooo:rsid="001f193c" style:font-size-asian="8pt" style:font-weight-asian="normal" style:font-size-complex="8pt" style:font-weight-complex="normal"/>
    </style:style>
    <style:style style:name="T33" style:family="text">
      <style:text-properties style:font-name="Kalam" officeooo:rsid="001f7c5d"/>
    </style:style>
    <style:style style:name="T34" style:family="text">
      <style:text-properties style:font-name="Kalam" fo:font-weight="normal" style:font-weight-asian="normal" style:font-weight-complex="normal"/>
    </style:style>
    <style:style style:name="T35" style:family="text">
      <style:text-properties style:font-name="Kalam" fo:font-size="7.5pt" fo:font-weight="normal" style:font-size-asian="7.5pt" style:font-weight-asian="normal" style:font-size-complex="7.5pt" style:font-weight-complex="normal"/>
    </style:style>
    <style:style style:name="T36" style:family="text">
      <style:text-properties style:font-name="Kalam" fo:font-size="7.5pt" fo:font-weight="normal" officeooo:rsid="001f193c" style:font-size-asian="7.5pt" style:font-weight-asian="normal" style:font-size-complex="7.5pt" style:font-weight-complex="normal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Frame1" text:anchor-type="as-char" svg:width="1.75in" svg:height="0.5in" draw:z-index="0"><draw:text-box><text:p text:style-name="P12"><text:line-break/><text:span text:style-name="T25">bitcoinjenga.com</text:span></text:p></draw:text-box></draw:frame><draw:frame draw:style-name="fr1" draw:name="Frame2" text:anchor-type="as-char" svg:width="1.75in" svg:height="0.5in" draw:z-index="1"><draw:text-box><text:p text:style-name="P5"><draw:frame draw:style-name="fr3" draw:name="graphics2" text:anchor-type="paragraph" svg:x="0.7673in" svg:y="0.2382in" svg:width="0.2161in" svg:height="0.2362in" draw:z-index="2"><draw:image xlink:href="Pictures/10000001000000590000006C7313CC6F.png" xlink:type="simple" xlink:show="embed" xlink:actuate="onLoad" draw:mime-type="image/png"/></draw:frame><text:span text:style-name="T10"><text:s/></text:span><text:span text:style-name="T8"><text:line-break/></text:span><text:span text:style-name="T26">COLUMN</text:span><text:span text:style-name="T27">A LEVE</text:span></text:p></draw:text-box></draw:frame><draw:frame draw:style-name="fr1" draw:name="Frame3" text:anchor-type="as-char" svg:width="1.75in" svg:height="0.5in" draw:z-index="3"><draw:text-box><text:p text:style-name="P5"><draw:frame draw:style-name="fr3" draw:name="graphics1" text:anchor-type="paragraph" svg:x="0.7673in" svg:y="0.2382in" svg:width="0.2161in" svg:height="0.2362in" draw:z-index="4"><draw:image xlink:href="Pictures/10000001000000590000006C7313CC6F.png" xlink:type="simple" xlink:show="embed" xlink:actuate="onLoad" draw:mime-type="image/png"/></draw:frame><text:span text:style-name="T10"><text:s/></text:span><text:span text:style-name="T8"><text:line-break/></text:span><text:span text:style-name="T26">COLUMN</text:span><text:span text:style-name="T27">A MODERADA</text:span></text:p></draw:text-box></draw:frame><draw:frame draw:style-name="fr1" draw:name="Frame4" text:anchor-type="as-char" svg:width="1.75in" svg:height="0.5in" draw:z-index="5"><draw:text-box><text:p text:style-name="P5"><draw:frame draw:style-name="fr3" draw:name="graphics3" text:anchor-type="paragraph" svg:x="0.7673in" svg:y="0.2382in" svg:width="0.2161in" svg:height="0.2362in" draw:z-index="6"><draw:image xlink:href="Pictures/10000001000000590000006C7313CC6F.png" xlink:type="simple" xlink:show="embed" xlink:actuate="onLoad" draw:mime-type="image/png"/></draw:frame><text:span text:style-name="T10"><text:s/></text:span><text:span text:style-name="T8"><text:line-break/></text:span><text:span text:style-name="T27">C</text:span><text:span text:style-name="T26">OLUMN</text:span><text:span text:style-name="T27">A SEVERA</text:span></text:p></draw:text-box></draw:frame></text:p>
      <text:p text:style-name="P13"><draw:frame draw:style-name="fr1" draw:name="Frame5" text:anchor-type="as-char" svg:width="1.75in" svg:height="0.5in" draw:z-index="7"><draw:text-box><text:p text:style-name="P6"/></draw:text-box></draw:frame><draw:frame draw:style-name="fr1" draw:name="Frame6" text:anchor-type="as-char" svg:width="1.75in" svg:height="0.5in" draw:z-index="8"><draw:text-box><text:p text:style-name="P40"><text:span text:style-name="T21"><text:s text:c="2"/></text:span><text:span text:style-name="T28">transmitiendo una transacción desde el mismo nodo dond</text:span><text:span text:style-name="T29">e</text:span><text:span text:style-name="T28"> ejecuta</text:span><text:span text:style-name="T29">s</text:span><text:span text:style-name="T28"> tu billetera</text:span></text:p></draw:text-box></draw:frame><draw:frame draw:style-name="fr1" draw:name="Frame7" text:anchor-type="as-char" svg:width="1.75in" svg:height="0.5in" draw:z-index="9"><draw:text-box><text:p text:style-name="P22"><text:s/><text:span text:style-name="T30">vinculando la clave pública de Lightning a tu identidad pública</text:span></text:p></draw:text-box></draw:frame><draw:frame draw:style-name="fr1" draw:name="Frame8" text:anchor-type="as-char" svg:width="1.75in" svg:height="0.5in" draw:z-index="10"><draw:text-box><text:p text:style-name="P17"><text:s/><text:span text:style-name="T25">compartiendo la ubicación de tus claves privadas de bitcoin</text:span></text:p></draw:text-box></draw:frame></text:p>
      <text:p text:style-name="P13"><draw:frame draw:style-name="fr1" draw:name="Frame9" text:anchor-type="as-char" svg:width="1.75in" svg:height="0.5in" draw:z-index="11"><draw:text-box><text:p text:style-name="P9"/></draw:text-box></draw:frame><draw:frame draw:style-name="fr1" draw:name="Frame10" text:anchor-type="as-char" svg:width="1.75in" svg:height="0.5in" draw:z-index="12"><draw:text-box><text:p text:style-name="P33"><text:s text:c="2"/>teniendo un perfil alto como un<text:span text:style-name="T20">a figura pública o activista</text:span><text:span text:style-name="T1"> </text:span></text:p></draw:text-box></draw:frame><draw:frame draw:style-name="fr1" draw:name="Frame11" text:anchor-type="as-char" svg:width="1.75in" svg:height="0.5in" draw:z-index="13"><draw:text-box><text:p text:style-name="P42"><text:s/><text:span text:style-name="T31">gastando fondos de un ataque de polvo</text:span></text:p></draw:text-box></draw:frame><draw:frame draw:style-name="fr1" draw:name="Frame12" text:anchor-type="as-char" svg:width="1.75in" svg:height="0.5in" draw:z-index="14"><draw:text-box><text:p text:style-name="P39"><text:span text:style-name="T14"><text:s/></text:span><text:span text:style-name="T31">tuiteando sobre la participación en actividades ilícitas</text:span></text:p></draw:text-box></draw:frame></text:p>
      <text:p text:style-name="P13"><draw:frame draw:style-name="fr1" draw:name="Frame13" text:anchor-type="as-char" svg:width="1.75in" svg:height="0.5in" draw:z-index="15"><draw:text-box><text:p text:style-name="P2"/></draw:text-box></draw:frame><draw:frame draw:style-name="fr1" draw:name="Frame14" text:anchor-type="as-char" svg:width="1.75in" svg:height="0.5in" draw:z-index="16"><draw:text-box><text:p text:style-name="P28">transmitiendo una transacción desde tu internet en casa</text:p></draw:text-box></draw:frame><draw:frame draw:style-name="fr1" draw:name="Frame15" text:anchor-type="as-char" svg:width="1.75in" svg:height="0.5in" draw:z-index="17"><draw:text-box><text:p text:style-name="P36"><text:span text:style-name="T3">c</text:span><text:span text:style-name="T2">ompartiendo cuánto bitcoin posees</text:span><text:span text:style-name="T1"> <text:s/></text:span></text:p></draw:text-box></draw:frame><draw:frame draw:style-name="fr1" draw:name="Frame16" text:anchor-type="as-char" svg:width="1.75in" svg:height="0.5in" draw:z-index="18"><draw:text-box><text:p text:style-name="P31"><text:span text:style-name="T1">poniendo tu dirección de bitcoin en tu tarjeta de presentación</text:span></text:p></draw:text-box></draw:frame></text:p>
      <text:p text:style-name="P13"><draw:frame draw:style-name="fr1" draw:name="Frame17" text:anchor-type="as-char" svg:width="1.75in" svg:height="0.5in" draw:z-index="19"><draw:text-box><text:p text:style-name="P9"/></draw:text-box></draw:frame><draw:frame draw:style-name="fr1" draw:name="Frame18" text:anchor-type="as-char" svg:width="1.75in" svg:height="0.5in" draw:z-index="20"><draw:text-box><text:p text:style-name="P47"><text:s/><text:span text:style-name="T31">publicando material pro-bitcoin en </text:span><text:span text:style-name="T32">redes sociales</text:span><text:span text:style-name="T31"> </text:span></text:p></draw:text-box></draw:frame><draw:frame draw:style-name="fr1" draw:name="Frame19" text:anchor-type="as-char" svg:width="1.75in" svg:height="0.5in" draw:z-index="21"><draw:text-box><text:p text:style-name="P33"><text:span text:style-name="T1">instalando extensiones de navegador sospechosas</text:span></text:p></draw:text-box></draw:frame><draw:frame draw:style-name="fr1" draw:name="Frame20" text:anchor-type="as-char" svg:width="1.75in" svg:height="0.5in" draw:z-index="22"><draw:text-box><text:p text:style-name="P29">publicando tu dirección de bitcoin</text:p><text:p text:style-name="P30"><text:s/>en tu sitio web para donaciones </text:p></draw:text-box></draw:frame></text:p>
      <text:p text:style-name="P13"><draw:frame draw:style-name="fr1" draw:name="Frame21" text:anchor-type="as-char" svg:width="1.75in" svg:height="0.5in" draw:z-index="23"><draw:text-box><text:p text:style-name="P7"/></draw:text-box></draw:frame><draw:frame draw:style-name="fr1" draw:name="Frame22" text:anchor-type="as-char" svg:width="1.75in" svg:height="0.5in" draw:z-index="24"><draw:text-box><text:p text:style-name="P14"><text:s/><text:span text:style-name="T6"><text:s/></text:span><text:span text:style-name="T28">mezclando bitcoin KYC y no KYC, desanonimizando todos los UTXOs</text:span></text:p></draw:text-box></draw:frame><draw:frame draw:style-name="fr1" draw:name="Frame23" text:anchor-type="as-char" svg:width="1.75in" svg:height="0.5in" draw:z-index="25"><draw:text-box><text:p text:style-name="P27"><text:span text:style-name="T1">compartiendo capturas de pantalla de billeteras con información identificable </text:span></text:p></draw:text-box></draw:frame><draw:frame draw:style-name="fr1" draw:name="Frame24" text:anchor-type="as-char" svg:width="1.75in" svg:height="0.5in" draw:z-index="26"><draw:text-box><text:p text:style-name="P33"><text:span text:style-name="T4">posteando en redes sociales</text:span><text:span text:style-name="T1"> una imagen de tu transacción</text:span></text:p></draw:text-box></draw:frame></text:p>
      <text:p text:style-name="P13"><draw:frame draw:style-name="fr1" draw:name="Frame25" text:anchor-type="as-char" svg:width="1.75in" svg:height="0.5in" draw:z-index="27"><draw:text-box><text:p text:style-name="P8"/></draw:text-box></draw:frame><draw:frame draw:style-name="fr1" draw:name="Frame26" text:anchor-type="as-char" svg:width="1.75in" svg:height="0.5in" draw:z-index="28"><draw:text-box><text:p text:style-name="P44"><text:s/><text:span text:style-name="T31">hablando sobre bitcoin públicamente</text:span></text:p></draw:text-box></draw:frame><draw:frame draw:style-name="fr1" draw:name="Frame27" text:anchor-type="as-char" svg:width="1.75in" svg:height="0.5in" draw:z-index="29"><draw:text-box><text:p text:style-name="P38"><text:span text:style-name="T1">recibiendo hardware de bitcoin en </text:span><text:span text:style-name="T3">la</text:span><text:span text:style-name="T1"> dirección de </text:span><text:span text:style-name="T3">tu </text:span><text:span text:style-name="T1">casa</text:span></text:p></draw:text-box></draw:frame><draw:frame draw:style-name="fr1" draw:name="Frame28" text:anchor-type="as-char" svg:width="1.75in" svg:height="0.5in" draw:z-index="30"><draw:text-box><text:p text:style-name="P35"><text:span text:style-name="T1">utilizando un ISP comprometido</text:span></text:p></draw:text-box></draw:frame></text:p>
      <text:p text:style-name="P13"><draw:frame draw:style-name="fr1" draw:name="Frame29" text:anchor-type="as-char" svg:width="1.75in" svg:height="0.5in" draw:z-index="31"><draw:text-box><text:p text:style-name="P7"/></draw:text-box></draw:frame><draw:frame draw:style-name="fr1" draw:name="Frame30" text:anchor-type="as-char" svg:width="1.75in" svg:height="0.5in" draw:z-index="32"><draw:text-box><text:p text:style-name="P35"><text:span text:style-name="T1">asistiendo a conferencias de bitcoin</text:span></text:p></draw:text-box></draw:frame><draw:frame draw:style-name="fr1" draw:name="Frame31" text:anchor-type="as-char" svg:width="1.75in" svg:height="0.5in" draw:z-index="33"><draw:text-box><text:p text:style-name="P26"><text:span text:style-name="T1">iniciando sesión en una billetera o intercambio, desde una computadora pública o compartida</text:span></text:p></draw:text-box></draw:frame><draw:frame draw:style-name="fr1" draw:name="Frame32" text:anchor-type="as-char" svg:width="1.75in" svg:height="0.5in" draw:z-index="34"><draw:text-box><text:p text:style-name="P24"><text:s/><text:span text:style-name="T31">gastando bitcoin KYC</text:span></text:p></draw:text-box></draw:frame></text:p>
      <text:p text:style-name="P13"><draw:frame draw:style-name="fr1" draw:name="Frame33" text:anchor-type="as-char" svg:width="1.75in" svg:height="0.5in" draw:z-index="35"><draw:text-box><text:p text:style-name="P7"/></draw:text-box></draw:frame><draw:frame draw:style-name="fr1" draw:name="Frame34" text:anchor-type="as-char" svg:width="1.75in" svg:height="0.5in" draw:z-index="36"><draw:text-box><text:p text:style-name="P39"><text:span text:style-name="T15"><text:s/></text:span><text:span text:style-name="T31">discutiendo públicamente tus prácticas de seguridad personal</text:span></text:p></draw:text-box></draw:frame><draw:frame draw:style-name="fr1" draw:name="Frame35" text:anchor-type="as-char" svg:width="1.75in" svg:height="0.5in" draw:z-index="37"><draw:text-box><text:p text:style-name="P33"><text:span text:style-name="T1">combinando entradas de muchos UTXOs en una sola transacción</text:span></text:p></draw:text-box></draw:frame><text:span text:style-name="T25"><draw:frame draw:style-name="fr1" draw:name="Frame36" text:anchor-type="as-char" svg:width="1.75in" svg:height="0.5in" draw:z-index="38"><draw:text-box><text:p text:style-name="P21"><text:span text:style-name="T35">utilizando una billetera comprometida</text:span><text:span text:style-name="T1"> </text:span></text:p></draw:text-box></draw:frame></text:span></text:p>
      <text:p text:style-name="P13"><draw:frame draw:style-name="fr1" draw:name="Frame37" text:anchor-type="as-char" svg:width="1.75in" svg:height="0.5in" draw:z-index="39"><draw:text-box><text:p text:style-name="P9"/></draw:text-box></draw:frame><draw:frame draw:style-name="fr1" draw:name="Frame38" text:anchor-type="as-char" svg:width="1.75in" svg:height="0.5in" draw:z-index="40"><draw:text-box><text:p text:style-name="P45"><text:s/><text:span text:style-name="T31">usando un explorador de blockchain público</text:span></text:p></draw:text-box></draw:frame><draw:frame draw:style-name="fr1" draw:name="Frame39" text:anchor-type="as-char" svg:width="1.75in" svg:height="0.5in" draw:z-index="41"><draw:text-box><text:p text:style-name="P32"><text:span text:style-name="T1">reutilizando una dirección para una segunda transacción</text:span></text:p></draw:text-box></draw:frame><draw:frame draw:style-name="fr1" draw:name="Frame40" text:anchor-type="as-char" svg:width="1.75in" svg:height="0.5in" draw:z-index="42"><draw:text-box><text:p text:style-name="P37"><text:span text:style-name="T1">usando APIs públicas de bitcoin que registran tus datos</text:span></text:p></draw:text-box></draw:frame></text:p>
      <text:p text:style-name="P13"><draw:frame draw:style-name="fr1" draw:name="Frame41" text:anchor-type="as-char" svg:width="1.75in" svg:height="0.5in" draw:z-index="43"><draw:text-box><text:p text:style-name="P10"><text:s/><text:span text:style-name="T1"><text:s/></text:span></text:p></draw:text-box></draw:frame><draw:frame draw:style-name="fr1" draw:name="Frame42" text:anchor-type="as-char" svg:width="1.75in" svg:height="0.5in" draw:z-index="44"><draw:text-box><text:p text:style-name="P46"><text:s text:c="2"/><text:span text:style-name="T28">hablando sobre tus transacciones de bitcoin en una app de mensajería insegura</text:span></text:p></draw:text-box></draw:frame><draw:frame draw:style-name="fr1" draw:name="Frame43" text:anchor-type="as-char" svg:width="1.75in" svg:height="0.5in" draw:z-index="45"><draw:text-box><text:p text:style-name="P16"><text:span text:style-name="T34">usando una billetera de software que </text:span><text:span text:style-name="T24">rastrea</text:span><text:span text:style-name="T34"> todas las transacciones </text:span></text:p></draw:text-box></draw:frame><draw:frame draw:style-name="fr1" draw:name="Frame44" text:anchor-type="as-char" svg:width="1.75in" svg:height="0.5in" draw:z-index="46"><draw:text-box><text:p text:style-name="P34"><text:span text:style-name="T1">vendiendo bitcoin en un intercambio </text:span><text:span text:style-name="T5">con </text:span><text:span text:style-name="T1">KYC</text:span></text:p></draw:text-box></draw:frame></text:p>
      <text:p text:style-name="P13"><draw:frame draw:style-name="fr1" draw:name="Frame45" text:anchor-type="as-char" svg:width="1.75in" svg:height="0.5in" draw:z-index="47"><draw:text-box><text:p text:style-name="P9"/></draw:text-box></draw:frame><draw:frame draw:style-name="fr1" draw:name="Frame46" text:anchor-type="as-char" svg:width="1.75in" svg:height="0.5in" draw:z-index="48"><draw:text-box><text:p text:style-name="P45"><text:s/><text:span text:style-name="T31">compartiendo ampliamente que posees bitcoin</text:span></text:p></draw:text-box></draw:frame><draw:frame draw:style-name="fr1" draw:name="Frame47" text:anchor-type="as-char" svg:width="1.75in" svg:height="0.5in" draw:z-index="49"><draw:text-box><text:p text:style-name="P20"><text:s/><text:span text:style-name="T31">utilizando un explorador de blockchain comprometido </text:span></text:p></draw:text-box></draw:frame><draw:frame draw:style-name="fr1" draw:name="Frame48" text:anchor-type="as-char" svg:width="1.75in" svg:height="0.5in" draw:z-index="50"><draw:text-box><text:p text:style-name="P16"><text:span text:style-name="T34">ingresando información privada en un ataque de phishing</text:span><text:span text:style-name="T1"> <text:s/></text:span></text:p></draw:text-box></draw:frame></text:p>
      <text:p text:style-name="P13"><draw:frame draw:style-name="fr1" draw:name="Frame49" text:anchor-type="as-char" svg:width="1.75in" svg:height="0.5in" draw:z-index="51"><draw:text-box><text:p text:style-name="P9"/></draw:text-box></draw:frame><draw:frame draw:style-name="fr1" draw:name="Frame50" text:anchor-type="as-char" svg:width="1.75in" svg:height="0.5in" draw:z-index="52"><draw:text-box><text:p text:style-name="P15"><text:s/><text:span text:style-name="T28">usando la estructura de transacción predeterminada de 1 entrada y 2 salidas</text:span></text:p></draw:text-box></draw:frame><draw:frame draw:style-name="fr1" draw:name="Frame51" text:anchor-type="as-char" svg:width="1.75in" svg:height="0.5in" draw:z-index="53"><draw:text-box><text:p text:style-name="P33"><text:span text:style-name="T1">usando software extremadamente desactualizado</text:span></text:p></draw:text-box></draw:frame><draw:frame draw:style-name="fr1" draw:name="Frame52" text:anchor-type="as-char" svg:width="1.75in" svg:height="0.5in" draw:z-index="54"><draw:text-box><text:p text:style-name="P25"><text:s/><text:span text:style-name="T31">compartiendo públicamente tu dirección IP</text:span></text:p></draw:text-box></draw:frame></text:p>
      <text:p text:style-name="P13"><draw:frame draw:style-name="fr1" draw:name="Frame53" text:anchor-type="as-char" svg:width="1.75in" svg:height="0.5in" draw:z-index="55"><draw:text-box><text:p text:style-name="P9"/></draw:text-box></draw:frame><draw:frame draw:style-name="fr1" draw:name="Frame54" text:anchor-type="as-char" svg:width="1.75in" svg:height="0.5in" draw:z-index="56"><draw:text-box><text:p text:style-name="P20"><text:s/><text:span text:style-name="T31">usando una billetera para todos los propósitos</text:span></text:p></draw:text-box></draw:frame><draw:frame draw:style-name="fr1" draw:name="Frame55" text:anchor-type="as-char" svg:width="1.75in" svg:height="0.5in" draw:z-index="57"><draw:text-box><text:p text:style-name="P6"><text:s/></text:p><text:p text:style-name="P9"><text:span text:style-name="T25">compartiendo públicamente sobre evasión de impuestos</text:span> </text:p></draw:text-box></draw:frame><draw:frame draw:style-name="fr1" draw:name="Frame56" text:anchor-type="as-char" svg:width="1.75in" svg:height="0.5in" draw:z-index="58"><draw:text-box><text:p text:style-name="P33"><text:span text:style-name="T1">enviando tu bitcoin a una entidad maliciosa</text:span></text:p></draw:text-box></draw:frame></text:p>
      <text:p text:style-name="P13"><draw:frame draw:style-name="fr1" draw:name="Frame57" text:anchor-type="as-char" svg:width="1.75in" svg:height="0.5in" draw:z-index="59"><draw:text-box><text:p text:style-name="P7"><text:span text:style-name="T9"/></text:p></draw:text-box></draw:frame><draw:frame draw:style-name="fr1" draw:name="Frame58" text:anchor-type="as-char" svg:width="1.75in" svg:height="0.5in" draw:z-index="60"><draw:text-box><text:p text:style-name="P45"><text:s/><text:span text:style-name="T31">usando montos redondos al enviar pagos</text:span></text:p></draw:text-box></draw:frame><draw:frame draw:style-name="fr1" draw:name="Frame59" text:anchor-type="as-char" svg:width="1.75in" svg:height="0.5in" draw:z-index="61"><draw:text-box><text:p text:style-name="P25"><text:s/><text:span text:style-name="T31">creando estructuras de transacción únicas e identificables</text:span></text:p></draw:text-box></draw:frame><draw:frame draw:style-name="fr1" draw:name="Frame60" text:anchor-type="as-char" svg:width="1.75in" svg:height="0.5in" draw:z-index="62"><draw:text-box><text:p text:style-name="P23"><text:s/><text:span text:style-name="T28">poniendo información identificable en un OP_RETURN</text:span></text:p></draw:text-box></draw:frame></text:p>
      <text:p text:style-name="P13"><draw:frame draw:style-name="fr1" draw:name="Frame61" text:anchor-type="as-char" svg:width="1.75in" svg:height="0.5in" draw:z-index="63"><draw:text-box><text:p text:style-name="P9"/></draw:text-box></draw:frame><draw:frame draw:style-name="fr1" draw:name="Frame62" text:anchor-type="as-char" svg:width="1.75in" svg:height="0.5in" draw:z-index="64"><draw:text-box><text:p text:style-name="P43"><text:s text:c="2"/><text:span text:style-name="T31">usando software que no soporta selección intencionada de monedas</text:span></text:p></draw:text-box></draw:frame><draw:frame draw:style-name="fr1" draw:name="Frame63" text:anchor-type="as-char" svg:width="1.75in" svg:height="0.5in" draw:z-index="65"><draw:text-box><text:p text:style-name="P33"><text:span text:style-name="T1">almacenando tus claves privadas en la nube</text:span></text:p></draw:text-box></draw:frame><draw:frame draw:style-name="fr1" draw:name="Frame64" text:anchor-type="as-char" svg:width="1.75in" svg:height="0.5in" draw:z-index="66"><draw:text-box><text:p text:style-name="P25"><text:s/><text:span text:style-name="T28">exclusivamente usando intercambios para gestionar todas las transacciones</text:span><text:span text:style-name="T18"> </text:span></text:p></draw:text-box></draw:frame></text:p>
      <text:p text:style-name="P13"><draw:frame draw:style-name="fr1" draw:name="Frame65" text:anchor-type="as-char" svg:width="1.75in" svg:height="0.5in" draw:z-index="67"><draw:text-box><text:p text:style-name="P9"/></draw:text-box></draw:frame><draw:frame draw:style-name="fr1" draw:name="Frame66" text:anchor-type="as-char" svg:width="1.75in" svg:height="0.5in" draw:z-index="68"><draw:text-box><text:p text:style-name="P45"><text:s/><text:span text:style-name="T31">usando la capa base de bitcoin para todas las transacciones</text:span></text:p></draw:text-box></draw:frame><draw:frame draw:style-name="fr1" draw:name="Frame67" text:anchor-type="as-char" svg:width="1.75in" svg:height="0.5in" draw:z-index="69"><draw:text-box><text:p text:style-name="P20"><text:s/><text:span text:style-name="T31">usando una app que permite la recuperación de contraseña por SMS</text:span><text:span text:style-name="T7"> </text:span></text:p></draw:text-box></draw:frame><draw:frame draw:style-name="fr1" draw:name="Frame68" text:anchor-type="as-char" svg:width="1.75in" svg:height="0.5in" draw:z-index="70"><draw:text-box><text:p text:style-name="P33"><text:span text:style-name="T1">reutilizando repetidamente la misma dirección</text:span></text:p></draw:text-box></draw:frame></text:p>
      <text:p text:style-name="P13"><draw:frame draw:style-name="fr1" draw:name="Frame69" text:anchor-type="as-char" svg:width="1.75in" svg:height="0.5in" draw:z-index="71"><draw:text-box><text:p text:style-name="P11"/></draw:text-box></draw:frame><draw:frame draw:style-name="fr1" draw:name="Frame70" text:anchor-type="as-char" svg:width="1.75in" svg:height="0.5in" draw:z-index="72"><draw:text-box><text:p text:style-name="P43"><text:s/><text:span text:style-name="T35">teniendo </text:span><text:span text:style-name="T36">calcos</text:span><text:span text:style-name="T35"> de bitcoin en tu laptop o botella de agua</text:span></text:p></draw:text-box></draw:frame><draw:frame draw:style-name="fr1" draw:name="Frame71" text:anchor-type="as-char" svg:width="1.75in" svg:height="0.5in" draw:z-index="73"><draw:text-box><text:p text:style-name="P18"><text:span text:style-name="T25">publicando en </text:span><text:span text:style-name="T33">redes sociales,</text:span><text:span text:style-name="T25"> quejándote </text:span></text:p><text:p text:style-name="P19"><text:span text:style-name="T25">de que tu transacción no ha sido </text:span></text:p><text:p text:style-name="P19"><text:span text:style-name="T25">minada durante x minutos</text:span></text:p></draw:text-box></draw:frame><draw:frame draw:style-name="fr1" draw:name="Frame72" text:anchor-type="as-char" svg:width="1.75in" svg:height="0.5in" draw:z-index="74"><draw:text-box><text:p text:style-name="P27"><text:span text:style-name="T1">enviando tus claves privadas a una billetera de software maliciosa</text:span></text:p></draw:text-box></draw:frame></text:p>
      <text:p text:style-name="P13"><draw:frame draw:style-name="fr1" draw:name="Frame73" text:anchor-type="as-char" svg:width="1.75in" svg:height="0.5in" draw:z-index="75"><draw:text-box><text:p text:style-name="P1"/></draw:text-box></draw:frame><draw:frame draw:style-name="fr1" draw:name="Frame74" text:anchor-type="as-char" svg:width="1.75in" svg:height="0.5in" draw:z-index="76"><draw:text-box><text:p text:style-name="P33"><text:span text:style-name="T1">usando software ligeramente desactualizado</text:span></text:p></draw:text-box></draw:frame><draw:frame draw:style-name="fr1" draw:name="Frame75" text:anchor-type="as-char" svg:width="1.75in" svg:height="0.5in" draw:z-index="77"><draw:text-box><text:p text:style-name="P41"><text:s/><text:span text:style-name="T30">transmitiendo una transacción desde tu dirección IP de casa</text:span></text:p></draw:text-box></draw:frame><draw:frame draw:style-name="fr1" draw:name="Frame76" text:anchor-type="as-char" svg:width="1.75in" svg:height="0.5in" draw:z-index="78"><draw:text-box><text:p text:style-name="P31"><text:span text:style-name="T1">almacenando tus claves privadas en una extensión de navegador</text:span></text:p></draw:text-box></draw:frame></text:p>
      <text:p text:style-name="P13"><draw:frame draw:style-name="fr1" draw:name="Frame77" text:anchor-type="as-char" svg:width="1.75in" svg:height="0.5in" draw:z-index="79"><draw:text-box><text:p text:style-name="P12"><text:line-break/><text:span text:style-name="T25">bitcoinjenga.com</text:span></text:p></draw:text-box></draw:frame><draw:frame draw:style-name="fr1" draw:name="Frame78" text:anchor-type="as-char" svg:width="1.75in" svg:height="0.5in" draw:z-index="80"><draw:text-box><text:p text:style-name="P3"><draw:frame draw:style-name="fr2" draw:name="graphics6" text:anchor-type="paragraph" svg:x="0.7701in" svg:y="0.0398in" svg:width="0.2161in" svg:height="0.2362in" draw:z-index="81"><draw:image xlink:href="Pictures/10000001000000590000006C7313CC6F.png" xlink:type="simple" xlink:show="embed" xlink:actuate="onLoad" draw:mime-type="image/png"/></draw:frame><text:span text:style-name="T11"><text:s/></text:span><text:span text:style-name="T12"><text:line-break/></text:span><text:span text:style-name="T26">COLUMN</text:span><text:span text:style-name="T27">A LEVE</text:span></text:p></draw:text-box></draw:frame><draw:frame draw:style-name="fr1" draw:name="Frame79" text:anchor-type="as-char" svg:width="1.75in" svg:height="0.5in" draw:z-index="82"><draw:text-box><text:p text:style-name="P4"><draw:frame draw:style-name="fr2" draw:name="graphics4" text:anchor-type="paragraph" svg:x="0.7701in" svg:y="0.0398in" svg:width="0.2161in" svg:height="0.2362in" draw:z-index="83"><draw:image xlink:href="Pictures/10000001000000590000006C7313CC6F.png" xlink:type="simple" xlink:show="embed" xlink:actuate="onLoad" draw:mime-type="image/png"/></draw:frame><text:span text:style-name="T11"><text:s/></text:span><text:span text:style-name="T12"><text:line-break/></text:span><text:span text:style-name="T26">COLUMN</text:span><text:span text:style-name="T27">A MODERADA</text:span></text:p></draw:text-box></draw:frame><draw:frame draw:style-name="fr1" draw:name="Frame80" text:anchor-type="as-char" svg:width="1.75in" svg:height="0.5in" draw:z-index="84"><draw:text-box><text:p text:style-name="P4"><draw:frame draw:style-name="fr2" draw:name="graphics5" text:anchor-type="paragraph" svg:x="0.7701in" svg:y="0.0398in" svg:width="0.2161in" svg:height="0.2362in" draw:z-index="85"><draw:image xlink:href="Pictures/10000001000000590000006C7313CC6F.png" xlink:type="simple" xlink:show="embed" xlink:actuate="onLoad" draw:mime-type="image/png"/></draw:frame><text:span text:style-name="T11"><text:s/></text:span><text:span text:style-name="T12"><text:line-break/></text:span><text:span text:style-name="T27">C</text:span><text:span text:style-name="T26">OLUMN</text:span><text:span text:style-name="T27">A SEVERA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zi" svg:font-family="Amizi" style:font-family-generic="moder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Kalam" svg:font-family="Kala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xa Extra Light" svg:font-family="'Nexa Extra Light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.75in" svg:height="0.5in" text:anchor-type="as-char" svg:y="0in" fo:margin-left="0in" fo:margin-right="0.3134in" fo:margin-top="0in" fo:margin-bottom="0in" style:protect="size position" style:vertical-pos="top" style:vertical-rel="baseline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5in" fo:page-height="10.5161in" style:num-format="" style:print-orientation="portrait" fo:margin-top="0.5in" fo:margin-bottom="0.0075in" fo:margin-left="0.2811in" fo:margin-right="0.0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 </meta:initial-creator>
    <meta:creation-date>2024-05-16T13:03:59.70</meta:creation-date>
    <dc:date>2024-10-21T02:21:53.929308040</dc:date>
    <meta:editing-duration>P4DT2H26M49S</meta:editing-duration>
    <meta:editing-cycles>47</meta:editing-cycles>
    <meta:generator>LibreOffice/24.2.6.2$Linux_X86_64 LibreOffice_project/8e9a753d9daaea75c34b417ba1bdf556bf2fc5b3</meta:generator>
    <meta:printed-by>D </meta:printed-by>
    <meta:print-date>2024-05-30T13:11:25.91</meta:print-date>
    <meta:document-statistic meta:table-count="0" meta:image-count="6" meta:object-count="0" meta:page-count="1" meta:paragraph-count="87" meta:word-count="438" meta:character-count="3131" meta:non-whitespace-character-count="2692"/>
  </office:meta>
</office:document-meta>
</file>